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a5e" officeooo:paragraph-rsid="00131a5e"/>
    </style:style>
    <style:style style:name="P2" style:family="paragraph" style:parent-style-name="Standard">
      <style:text-properties fo:font-size="12pt" officeooo:rsid="00131a5e" officeooo:paragraph-rsid="00131a5e" style:font-size-asian="12pt" style:font-size-complex="12pt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31a5e" officeooo:paragraph-rsid="00131a5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131a5e" officeooo:paragraph-rsid="00131a5e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variant="normal" fo:text-transform="none" fo:color="#000000" style:font-name="Consolas" fo:font-size="11pt" fo:letter-spacing="normal" fo:font-style="normal" fo:font-weight="normal" officeooo:rsid="00131a5e" fo:background-color="#ffffff" loext:char-shading-value="0" loext:padding="0cm" loext:border="none"/>
    </style:style>
    <style:style style:name="T2" style:family="text">
      <style:text-properties fo:font-variant="normal" fo:text-transform="none" fo:color="#000000" style:font-name="Consolas" fo:letter-spacing="normal" fo:font-style="normal" fo:font-weight="normal" officeooo:rsid="00131a5e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Consolas" fo:font-size="12pt" fo:letter-spacing="normal" fo:font-style="normal" fo:font-weight="normal" fo:background-color="#ffffff" loext:char-shading-value="0" style:font-size-asian="12pt" style:font-size-complex="1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ython Programming</text:p>
      <text:p text:style-name="P4">Assignment 1</text:p>
      <text:p text:style-name="P4"/>
      <text:p text:style-name="P2"/>
      <text:p text:style-name="P3">Program 1:</text:p>
      <text:p text:style-name="P2">print(“Hello World!”)</text:p>
      <text:p text:style-name="P2"/>
      <text:p text:style-name="P3">Program 2:</text:p>
      <text:p text:style-name="P2">a=float(input(“Enter first number:”))</text:p>
      <text:p text:style-name="P2">b=float(input(“Enter second number”))</text:p>
      <text:p text:style-name="P2">s=a+b</text:p>
      <text:p text:style-name="P2">d=a/b</text:p>
      <text:p text:style-name="P2">print(“Summation: “, s)</text:p>
      <text:p text:style-name="P2">print(“Quotient: “, <text:s/>d)</text:p>
      <text:p text:style-name="P2"/>
      <text:p text:style-name="P3">Program 3:</text:p>
      <text:p text:style-name="P2">import math</text:p>
      <text:p text:style-name="P2">a=float(input(“Enter length of first side:”)</text:p>
      <text:p text:style-name="P2">b=float(input(“Enter length of second side:”)</text:p>
      <text:p text:style-name="P2">c=float(input(“Enter length of third side:”))</text:p>
      <text:p text:style-name="P2">s=(a+b+c)/2</text:p>
      <text:p text:style-name="P2">area=math.sqrt(s*(s-a)*(s-b)*(s-c))</text:p>
      <text:p text:style-name="P2">print(“Area <text:s/>of the triangle is: ”, area)</text:p>
      <text:p text:style-name="P2"/>
      <text:p text:style-name="P3">Program 4:</text:p>
      <text:p text:style-name="P2">a=int(input(“Enter first number:”))</text:p>
      <text:p text:style-name="P1"><text:span text:style-name="Source_20_Text"><text:span text:style-name="T3">b=float(input(“Enter second number”))</text:span></text:span></text:p>
      <text:p text:style-name="P2">a, b= b, a</text:p>
      <text:p text:style-name="P2">print(“After swapping:”)</text:p>
      <text:p text:style-name="P2">parint(“First <text:s/>Number: “,a”\nSecond <text:s/>Number: “,b)</text:p>
      <text:p text:style-name="P2"/>
      <text:p text:style-name="P3">Program <text:s/>5:</text:p>
      <text:p text:style-name="P2">import random</text:p>
      <text:p text:style-name="P2">lb=int(input("Enter lower bound:"))</text:p>
      <text:p text:style-name="P2">ub=int(input("Enter upper bound:"))</text:p>
      <text:p text:style-name="P2">print("Random number between ",lb,"and ", ub, "is: ")</text:p>
      <text:p text:style-name="P2">print(random.uniform(lb,ub))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1:39:48.834136920</meta:creation-date>
    <dc:date>2021-04-04T11:55:19.082869349</dc:date>
    <meta:editing-duration>PT3M20S</meta:editing-duration>
    <meta:editing-cycles>1</meta:editing-cycles>
    <meta:document-statistic meta:table-count="0" meta:image-count="0" meta:object-count="0" meta:page-count="1" meta:paragraph-count="31" meta:word-count="90" meta:character-count="783" meta:non-whitespace-character-count="719"/>
    <meta:generator>LibreOffice/6.4.6.2$Linux_X86_64 LibreOffice_project/40$Build-2</meta:generator>
  </office:meta>
</office:document-meta>
</file>